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4E0000003CB3129167.png" manifest:media-type="image/png"/>
  <manifest:file-entry manifest:full-path="Pictures/10000201000003EB0000021701FF63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0pt" fo:font-weight="bold" style:font-size-asian="10pt" style:font-weight-asian="bold" style:font-size-complex="10pt"/>
    </style:style>
    <style:style style:name="P2" style:family="paragraph" style:parent-style-name="Footer">
      <style:paragraph-properties fo:margin-left="-1.0835in" fo:margin-right="-1.1272in" fo:text-indent="0.0984in" style:auto-text-indent="false"/>
    </style:style>
    <style:style style:name="P3" style:family="paragraph" style:parent-style-name="Footer">
      <style:paragraph-properties fo:margin-left="-0.9846in" fo:margin-right="-0.7335in" fo:text-indent="0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color="#660066" style:font-name="Century Gothic" fo:font-size="10pt" fo:font-weight="bold" style:font-size-asian="10pt" style:font-weight-asian="bold" style:font-size-complex="10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fo:color="#404040" style:font-name="Century Gothic" fo:font-size="10pt" style:font-size-asian="10pt" style:font-size-complex="10pt"/>
    </style:style>
    <style:style style:name="T4" style:family="text">
      <style:text-properties fo:color="#262626" style:font-name="Century Gothic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Picture 2" draw:style-name="gr1" draw:text-style-name="P5" svg:width="8.3051in" svg:height="0.1803in" svg:x="0in" svg:y="0in">
        <draw:image xlink:href="Pictures/1000020100000B4E0000003CB3129167.png" xlink:type="simple" xlink:show="embed" xlink:actuate="onLoad">
          <text:p/>
        </draw:image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weight="bold" style:font-size-asian="10pt" style:font-weight-asian="bold" style:font-size-complex="10pt"/>
    </style:style>
    <style:style style:name="MP2" style:family="paragraph" style:parent-style-name="Footer">
      <style:paragraph-properties fo:margin-left="-1.0835in" fo:margin-right="-1.1272in" fo:text-indent="0.0984in" style:auto-text-indent="false"/>
    </style:style>
    <style:style style:name="MP3" style:family="paragraph" style:parent-style-name="Footer">
      <style:paragraph-properties fo:margin-left="-0.9846in" fo:margin-right="-0.7335in" fo:text-indent="0in" style:auto-text-indent="false"/>
    </style:style>
    <style:style style:name="MT1" style:family="text">
      <style:text-properties fo:color="#660066" style:font-name="Century Gothic" fo:font-size="10pt" fo:font-weight="bold" style:font-size-asian="10pt" style:font-weight-asian="bold" style:font-size-complex="10pt"/>
    </style:style>
    <style:style style:name="MT2" style:family="text">
      <style:text-properties style:font-name="Century Gothic" fo:font-size="10pt" style:font-size-asian="10pt" style:font-size-complex="10pt"/>
    </style:style>
    <style:style style:name="MT3" style:family="text">
      <style:text-properties fo:color="#404040" style:font-name="Century Gothic" fo:font-size="10pt" style:font-size-asian="10pt" style:font-size-complex="10pt"/>
    </style:style>
    <style:style style:name="MT4" style:family="text">
      <style:text-properties fo:color="#262626" style:font-name="Century Gothic"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0.880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draw:frame draw:style-name="Mfr1" draw:name="Picture 1" text:anchor-type="char" svg:x="3.9902in" svg:y="-0.2543in" svg:width="3.028in" svg:height="1.6161in" draw:z-index="0"><draw:image xlink:href="Pictures/10000201000003EB0000021701FF63A6.png" xlink:type="simple" xlink:show="embed" xlink:actuate="onLoad"/><svg:desc>Macintosh HD:Users:emelda.hlungwane:Documents:My Work:Mina Ntsena:bean:JPG's:Logo_Letterhead.png</svg:desc></draw:frame><text:tab/></text:p>
        <text:p text:style-name="Header"/>
      </style:header>
      <style:footer>
        <text:p text:style-name="Footer"><draw:frame draw:style-name="Mfr1" draw:name="Picture 2" text:anchor-type="char" svg:x="-1.25in" svg:y="0.039in" svg:width="8.3055in" svg:height="0.1807in" draw:z-index="1"><draw:image xlink:href="Pictures/1000020100000B4E0000003CB3129167.png" xlink:type="simple" xlink:show="embed" xlink:actuate="onLoad"/><svg:desc>Macintosh HD:Users:emelda.hlungwane:Documents:My Work:Mina Ntsena:bean:JPG's:Letterhead_Strip.png</svg:desc></draw:frame></text:p>
        <text:p text:style-name="MP1"/>
        <text:p text:style-name="MP2"><text:span text:style-name="MT1">PHYSICAL ADDRESS:</text:span><text:span text:style-name="MT2"> </text:span><text:span text:style-name="MT3">Unit 3 Appian Place, 373 Kent Avenue, Ferndale, Randburg.</text:span><text:span text:style-name="MT4"> <text:s text:c="2"/></text:span><text:span text:style-name="MT1">TELEPHONE:</text:span><text:span text:style-name="MT2"> </text:span><text:span text:style-name="MT4">011 781 8014. <text:s/></text:span></text:p>
        <text:p text:style-name="MP3"><text:span text:style-name="MT1">FAX:</text:span><text:span text:style-name="MT4"> 011 781 8015. <text:s text:c="2"/></text:span><text:span text:style-name="MT1">EMAIL:</text:span><text:span text:style-name="MT4"> info@jumpingbean.co.za <text:s text:c="3"/></text:span><text:span text:style-name="MT1">WEBSITE:</text:span><text:span text:style-name="MT4"> www.jumpingbean.co.za <text:s text:c="2"/></text:span><text:span text:style-name="MT1">REG NO:</text:span><text:span text:style-name="MT4"> 2010/ 101520/ 23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6</meta:editing-cycles>
    <meta:creation-date>2012-10-26T06:26:00</meta:creation-date>
    <dc:date>2014-04-22T22:26:48.921821585</dc:date>
    <meta:editing-duration>PT12S</meta:editing-duration>
    <meta:generator>LibreOffice/4.2.3.3$Linux_X86_64 LibreOffice_project/420m0$Build-3</meta:generator>
    <meta:document-statistic meta:table-count="0" meta:image-count="2" meta:object-count="0" meta:page-count="1" meta:paragraph-count="3" meta:word-count="28" meta:character-count="218" meta:non-whitespace-character-count="1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